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table:formula="of:=635+(185-40)+40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 2 for a 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15:36.379025961</meta:creation-date>
    <dc:date>2023-03-22T14:23:21.167009873</dc:date>
    <meta:editing-duration>PT5H18M41S</meta:editing-duration>
    <meta:editing-cycles>5</meta:editing-cycles>
    <meta:generator>LibreOffice/7.3.7.2$Linux_X86_64 LibreOffice_project/30$Build-2</meta:generator>
    <meta:document-statistic meta:table-count="1" meta:cell-count="16" meta:object-count="0"/>
  </office:meta>
</office:document-meta>
</file>